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dotar um Pet: Um Ato de Amor que Salva Vidas</text:span></text:p>
      <text:p text:style-name="Standard"/>
      <text:p text:style-name="Standard"><text:span text:style-name="T2">Explore como a adoção de um pet não apenas muda a vida do animal, mas também oferece uma nova chance e salva vidas.</text:span></text:p>
      <text:p text:style-name="Standard"/>
      <text:p text:style-name="P1"><text:tab/>Adotar um pet vai muito além de trazer um novo membro peludo para sua casa. É um ato de amor que tem o poder de salvar vidas e criar laços que duram para sempre. Cada vez que você escolhe adotar um animal de um abrigo ou organização de resgate, você está oferecendo a ele uma segunda chance, uma oportunidade de encontrar um lar seguro e amoroso.</text:p>
      <text:p text:style-name="P1"><text:tab/>Os abrigos e resgates estão cheios de animais incríveis à espera de uma família que possa proporcionar carinho e cuidado. Muitos desses pets já passaram por experiências difíceis, mas a adoção lhes oferece a esperança de uma vida melhor. Ao adotar, você não apenas dá a um animal uma casa, mas também contribui para abrir espaço nos abrigos, permitindo que mais animais sejam resgatados e cuidados.</text:p>
      <text:p text:style-name="P1"><text:tab/>O processo de adoção é uma jornada emocionante. À medida que você conhece diferentes pets e ouve suas histórias, é possível encontrar um companheiro que se encaixe perfeitamente em sua vida. Essa escolha pode ser uma verdadeira transformação para o pet, que passa a ter um ambiente amoroso para se desenvolver e expressar sua personalidade única.</text:p>
      <text:p text:style-name="P1"><text:tab/>Adotar um pet também traz inúmeras recompensas para você. A alegria de ver um animal que estava em dificuldades agora vivendo uma vida plena é uma sensação indescritível. Além disso, os laços que você constrói com seu pet são profundos e significativos. A relação de confiança e carinho mútuo é algo que aquece o coração e enriquece sua vida diária.</text:p>
      <text:p text:style-name="P1"><text:tab/>Lembre-se de que a adoção responsável inclui o compromisso de cuidar e amar seu pet ao longo de toda a vida dele. É uma jornada que traz alegria, aprendizado e, acima de tudo, a satisfação de saber que você fez a diferença na vida de um ser especial. Adotar um pet é um ato de amor que salva vidas, constrói laços profundos e enriquece o mundo com compaixão.</text:p>
      <text:p text:style-name="P1"><text:tab/>Adote um pet e descubra como esse gesto transformador pode trazer alegria, gratidão e a certeza de que você fez uma escolha que faz a diferença. Salve vidas, seja um herói para um animal necessitado e experimente a recompensa emocional que só a adoção pode propor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09:23:00</dc:date>
    <meta:document-statistic meta:table-count="0" meta:image-count="0" meta:object-count="0" meta:page-count="1" meta:paragraph-count="8" meta:word-count="395" meta:character-count="2233" meta:non-whitespace-character-count="1840"/>
    <meta:generator>LibreOffice/7.5.4.2$Windows_X86_64 LibreOffice_project/36ccfdc35048b057fd9854c757a8b67ec53977b6</meta:generator>
  </office:meta>
</office:document-meta>
</file>